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CopyUtilsTests.copyFrom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CopyUtilsTests.copyFrom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CopyUtilsTests.copyFrom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CopyUtilsTests.copyFrom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CopyUtilsTests.copyTo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CopyUtilsTests.copy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